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5-11-20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5-07-0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5-04-0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5-01-08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4-10-09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4-07-10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4-04-02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10-0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10-04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05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05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08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0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0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09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07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7-08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09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03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03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04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06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7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7-04-11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6-10-12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6-07-13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6-04-12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6-01-12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5-10-14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5-07-15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5-04-0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5-01-13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4-10-0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4-07-16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4-04-08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4-01-15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3-10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3-07-12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3-04-02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3-01-14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2-10-09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2-07-11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2-04-0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2-01-12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1-10-06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1-07-2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1-04-0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1-01-1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0-10-0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0-07-15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0-04-0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10-01-14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9-10-08 2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9-07-09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9-04-0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9-01-0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8-10-0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8-07-10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8-04-1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8-01-10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7-10-04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7-07-10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7-04-05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7-01-1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6-10-19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6-07-1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6-04-06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6-01-12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5-10-06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5-07-1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5-04-05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5-01-0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4-10-07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4-07-13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4-04-29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4-01-08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3-10-09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3-07-16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3-04-08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3-01-09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2-10-16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2-07-16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2-04-04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2-01-11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1-10-18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1-07-19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1-04-05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2000-10-23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517122031501</text:p>
          </table:table-cell>
          <table:table-cell office:value-type="string" calcext:value-type="string">
            <text:p>32.00S/06.00E-36DAA01</text:p>
          </table:table-cell>
          <table:table-cell office:value-type="string" calcext:value-type="string">
            <text:p>197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986" meta:object-count="0"/>
    <meta:user-defined meta:name="AppVersion">3.0</meta:user-defined>
  </office:meta>
</office:document-meta>
</file>